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true"/>
    </style:style>
    <style:style style:name="P2" style:family="paragraph" style:parent-style-name="Standard">
      <style:paragraph-properties fo:margin-left="0cm" fo:margin-right="0cm" fo:text-indent="0cm" style:auto-text-indent="true"/>
      <style:text-properties fo:language="ru" fo:country="RU"/>
    </style:style>
    <style:style style:name="T1" style:family="text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Объект тестирования: API Национального банка Республики Беларусь (http://www.nbrb.by/APIHelp/ExRates).</text:span></text:p>
      <text:p text:style-name="Standard"><text:span text:style-name="T1"/></text:p>
      <text:p text:style-name="P1"><text:span text:style-name="T1">1. </text:span>Напишите пример одного позитивного и одного негативного тест-кейса для тестирования API.</text:p>
      <text:p text:style-name="P1"><text:span text:style-name="T1">1.1 Позитивный: получить валюту </text:span>Албанский лек.</text:p>
      <text:p text:style-name="P1"><text:span text:style-name="T1">1.2 Негативный: получить</text:span> валюту котор<text:span text:style-name="T1">ой</text:span> не существует.</text:p>
      <text:p text:style-name="P1"><text:span text:style-name="T1">2. </text:span>Получить полный перечень иностранных валют, по отношению к которым Национальным банком устанавливался/устанавливается официальный курс белорусского рубля.</text:p>
      <text:p text:style-name="P1"><text:span text:style-name="T1">3. </text:span>Получить курс бельгийского франка.</text:p>
      <text:p text:style-name="P1"><text:span text:style-name="T1">4. </text:span>Получить курс белорусского рубля по отношению к российскому рублю на 03.12.2018 года.</text:p>
      <text:p text:style-name="P2">5. Получить динамику курса белорусского рубля к российскому с 01.12.2018 по 10.02.2019.</text:p>
      <text:p text:style-name="P1"/>
      <text:p text:style-name="P1"><text:span text:style-name="T1">Инструмент: </text:span>Postman.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5M39S</meta:editing-duration>
    <meta:editing-cycles>6</meta:editing-cycles>
    <meta:generator>OpenOffice/4.1.7$Win32 OpenOffice.org_project/417m1$Build-9800</meta:generator>
    <dc:date>2020-11-15T19:15:56.74</dc:date>
    <meta:document-statistic meta:table-count="0" meta:image-count="0" meta:object-count="0" meta:page-count="1" meta:paragraph-count="9" meta:word-count="82" meta:character-count="682"/>
    <meta:user-defined meta:name="Info 1"/>
    <meta:user-defined meta:name="Info 2"/>
    <meta:user-defined meta:name="Info 3"/>
    <meta:user-defined meta:name="Info 4"/>
  </office:meta>
</office:document-meta>
</file>